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ální" style:list-style-name="LFO1" style:family="paragraph"/>
    <style:style style:name="P3" style:parent-style-name="Normální" style:list-style-name="LFO1" style:family="paragraph"/>
    <style:style style:name="P4" style:parent-style-name="Normální" style:list-style-name="LFO1" style:family="paragraph"/>
    <style:style style:name="P5" style:parent-style-name="Normální" style:list-style-name="LFO1" style:family="paragraph"/>
    <style:style style:name="P6" style:parent-style-name="Normální" style:list-style-name="LFO1" style:family="paragraph"/>
    <style:style style:name="P7" style:parent-style-name="Normální" style:list-style-name="LFO1" style:family="paragraph"/>
    <style:style style:name="P8" style:parent-style-name="Normální" style:list-style-name="LFO1" style:family="paragraph"/>
    <style:style style:name="P9" style:parent-style-name="Normální" style:list-style-name="LFO1" style:family="paragraph"/>
    <style:style style:name="P10" style:parent-style-name="Normální" style:list-style-name="LFO1" style:family="paragraph"/>
    <style:style style:name="P11" style:parent-style-name="Normální" style:list-style-name="LFO1" style:family="paragraph"/>
    <style:style style:name="P12" style:parent-style-name="Normální" style:list-style-name="LFO1" style:family="paragraph"/>
    <style:style style:name="P13" style:parent-style-name="Normální" style:list-style-name="LFO1" style:family="paragraph"/>
    <style:style style:name="P14" style:parent-style-name="Normální" style:list-style-name="LFO1" style:family="paragraph"/>
    <style:style style:name="P15" style:parent-style-name="Normální" style:family="paragraph">
      <style:text-properties fo:font-weight="bold" style:font-weight-asian="bold" style:font-weight-complex="bold"/>
    </style:style>
    <style:style style:name="P16" style:parent-style-name="Normální" style:list-style-name="LFO2" style:family="paragraph"/>
    <style:style style:name="T17" style:parent-style-name="Standardnípísmoodstavce" style:family="text">
      <style:text-properties fo:font-weight="bold" style:font-weight-asian="bold" style:font-weight-complex="bold"/>
    </style:style>
    <style:style style:name="P18" style:parent-style-name="Normální" style:list-style-name="LFO2" style:family="paragraph"/>
    <style:style style:name="P19" style:parent-style-name="Normální" style:list-style-name="LFO2" style:family="paragraph"/>
    <style:style style:name="P20" style:parent-style-name="Normální" style:list-style-name="LFO2" style:family="paragraph"/>
    <style:style style:name="P21" style:parent-style-name="Normální" style:list-style-name="LFO2" style:family="paragraph"/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Normální" style:list-style-name="LFO2" style:family="paragraph"/>
    <style:style style:name="P24" style:parent-style-name="Normální" style:list-style-name="LFO2" style:family="paragraph"/>
    <style:style style:name="P25" style:parent-style-name="Normální" style:list-style-name="LFO2" style:family="paragraph"/>
    <style:style style:name="P26" style:parent-style-name="Normální" style:list-style-name="LFO2" style:family="paragraph"/>
    <style:style style:name="T27" style:parent-style-name="Standardnípísmoodstavce" style:family="text">
      <style:text-properties fo:font-weight="bold" style:font-weight-asian="bold" style:font-weight-complex="bold"/>
    </style:style>
    <style:style style:name="P28" style:parent-style-name="Normální" style:list-style-name="LFO2" style:family="paragraph"/>
    <style:style style:name="P29" style:parent-style-name="Normální" style:list-style-name="LFO2" style:family="paragraph"/>
    <style:style style:name="P30" style:parent-style-name="Normální" style:list-style-name="LFO2" style:family="paragraph"/>
    <style:style style:name="P31" style:parent-style-name="Normální" style:list-style-name="LFO2" style:family="paragraph"/>
    <style:style style:name="P32" style:parent-style-name="Normální" style:list-style-name="LFO2" style:family="paragraph"/>
    <style:style style:name="P33" style:parent-style-name="Normální" style:list-style-name="LFO2" style:family="paragraph"/>
    <style:style style:name="P34" style:parent-style-name="Normální" style:list-style-name="LFO2" style:family="paragraph"/>
    <style:style style:name="P35" style:parent-style-name="Normální" style:list-style-name="LFO2" style:family="paragraph"/>
    <style:style style:name="T36" style:parent-style-name="Standardnípísmoodstavce" style:family="text">
      <style:text-properties fo:font-weight="bold" style:font-weight-asian="bold" style:font-weight-complex="bold"/>
    </style:style>
    <style:style style:name="P37" style:parent-style-name="Normální" style:list-style-name="LFO2" style:family="paragraph"/>
    <style:style style:name="P38" style:parent-style-name="Normální" style:list-style-name="LFO2" style:family="paragraph"/>
    <style:style style:name="P39" style:parent-style-name="Normální" style:list-style-name="LFO2" style:family="paragraph"/>
    <style:style style:name="P40" style:parent-style-name="Normální" style:list-style-name="LFO2" style:family="paragraph"/>
    <style:style style:name="P41" style:parent-style-name="Normální" style:list-style-name="LFO2" style:family="paragraph"/>
  </office:automatic-styles>
  <office:body>
    <office:text text:use-soft-page-breaks="true">
      <text:p text:style-name="P1">Materiály</text:p>
      <text:list text:style-name="LFO1" text:continue-numbering="true">
        <text:list-item>
          <text:p text:style-name="P2">MLAB kit</text:p>
        </text:list-item>
        <text:list-item>
          <text:p text:style-name="P3">ATmega1284P procesor</text:p>
        </text:list-item>
        <text:list-item>
          <text:p text:style-name="P4">3.3V stabilizátor napětí</text:p>
        </text:list-item>
        <text:list-item>
          <text:p text:style-name="P5">Analogová paměť (2x)</text:p>
        </text:list-item>
        <text:list-item>
          <text:p text:style-name="P6">USB programátor</text:p>
        </text:list-item>
        <text:list-item>
          <text:p text:style-name="P7">BC412 plastové scintilátory (2x)</text:p>
        </text:list-item>
        <text:list-item>
          <text:p text:style-name="P8">Olověný plech</text:p>
        </text:list-item>
        <text:list-item>
          <text:p text:style-name="P9">Fotonásobiče USTSIPM01A (2x)</text:p>
        </text:list-item>
        <text:list-item>
          <text:p text:style-name="P10">Teflonová páska</text:p>
        </text:list-item>
        <text:list-item>
          <text:p text:style-name="P11">Elektrikářská páska</text:p>
        </text:list-item>
        <text:list-item>
          <text:p text:style-name="P12">Oboustranná páska</text:p>
        </text:list-item>
        <text:list-item>
          <text:p text:style-name="P13">Krabička od bonbonů</text:p>
        </text:list-item>
        <text:list-item>
          <text:p text:style-name="P14">LED dioda</text:p>
        </text:list-item>
      </text:list>
      <text:p text:style-name="P15">Postup</text:p>
      <text:list text:style-name="LFO2" text:continue-numbering="true">
        <text:list-item>
          <text:p text:style-name="P16"><text:span text:style-name="T17">Příprava scintilátoru:</text:span></text:p>
          <text:list text:continue-numbering="true">
            <text:list-item>
              <text:p text:style-name="P18">Obmotejte scintilátor teflonem, ponechte malou dírku pro fotonásobič.</text:p>
            </text:list-item>
            <text:list-item>
              <text:p text:style-name="P19">Umístěte fotonásobič z boku na kratší stranu scintilátoru.</text:p>
            </text:list-item>
            <text:list-item>
              <text:p text:style-name="P20">Obmotejte celek elektrikářskou páskou.</text:p>
            </text:list-item>
          </text:list>
        </text:list-item>
        <text:list-item>
          <text:p text:style-name="P21"><text:span text:style-name="T22">Sestavení detektoru:</text:span></text:p>
          <text:list text:continue-numbering="true">
            <text:list-item>
              <text:p text:style-name="P23">Opakujte výše uvedený postup pro druhý scintilátor.</text:p>
            </text:list-item>
            <text:list-item>
              <text:p text:style-name="P24">Umístěte plátek olova mezi scintilátory a připevněte jej oboustrannou páskou.</text:p>
            </text:list-item>
            <text:list-item>
              <text:p text:style-name="P25">Vložte celek do krabičky od bonbonů.</text:p>
            </text:list-item>
          </text:list>
        </text:list-item>
        <text:list-item>
          <text:p text:style-name="P26"><text:span text:style-name="T27">Elektrické zapojení:</text:span></text:p>
          <text:list text:continue-numbering="true">
            <text:list-item>
              <text:p text:style-name="P28">Napájejte detektor z USB konektoru, snižte napětí na 3.3V pomocí stabilizátoru.</text:p>
            </text:list-item>
            <text:list-item>
              <text:p text:style-name="P29">Přiveďte napětí do dvou analogových pamětí.</text:p>
            </text:list-item>
            <text:list-item>
              <text:p text:style-name="P30">Paralelně připojte napětí do fotonásobičů.</text:p>
            </text:list-item>
            <text:list-item>
              <text:p text:style-name="P31">Výstupy fotonásobičů připojte na vstupy analogových pamětí.</text:p>
            </text:list-item>
            <text:list-item>
              <text:p text:style-name="P32">Analogové výstupy z pamětí připojte na analogové piny A0 a A1 procesoru ATmega1284P.</text:p>
            </text:list-item>
            <text:list-item>
              <text:p text:style-name="P33">Reset analogových pamětí připojte na digitální piny B0 a B1 procesoru.</text:p>
            </text:list-item>
            <text:list-item>
              <text:p text:style-name="P34">Umístěte LED diodu na pin C0 pro indikaci mionů.</text:p>
            </text:list-item>
          </text:list>
        </text:list-item>
        <text:list-item>
          <text:p text:style-name="P35"><text:span text:style-name="T36">Připojení programátoru:</text:span></text:p>
          <text:list text:continue-numbering="true">
            <text:list-item>
              <text:p text:style-name="P37">Spojte nožičky programátoru:<text:s/></text:p>
              <text:list text:continue-numbering="true">
                <text:list-item>
                  <text:p text:style-name="P38">TX - D1<text:s/></text:p>
                </text:list-item>
                <text:list-item>
                  <text:p text:style-name="P39">RX - D0</text:p>
                </text:list-item>
                <text:list-item>
                  <text:p text:style-name="P40">DTR - RESET</text:p>
                </text:list-item>
              </text:list>
            </text:list-item>
            <text:list-item>
              <text:p text:style-name="P41">Připojte napájení 5.5V<text:s/>z USB programátoru<text:s/>a začněte programovat.</text:p>
            </text:list-item>
          </text:list>
        </text:list-item>
      </text:list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2F5496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F5496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2F5496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2F5496"/>
    </style:style>
    <style:style style:name="Výraznýcitát" style:display-name="Výrazný citát" style:family="paragraph" style:parent-style-name="Normální" style:next-style-name="Normální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2F5496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mas Kucera</meta:initial-creator>
    <dc:creator>Tomas Kucera</dc:creator>
    <meta:creation-date>2024-07-19T18:09:00Z</meta:creation-date>
    <dc:date>2024-07-19T18:09:00Z</dc:date>
    <meta:template xlink:href="Normal" xlink:type="simple"/>
    <meta:editing-cycles>2</meta:editing-cycles>
    <meta:editing-duration>PT0S</meta:editing-duration>
    <meta:document-statistic meta:page-count="2" meta:paragraph-count="2" meta:word-count="181" meta:character-count="1248" meta:row-count="8" meta:non-whitespace-character-count="1069"/>
  </office:meta>
</office:document-meta>
</file>